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A0000006ACF05000B75238D14.png" manifest:media-type="image/png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A9900000AF500000AF5328FADDF6F3CF3BE.svg" manifest:media-type="image/svg+xml"/>
  <manifest:file-entry manifest:full-path="Pictures/100002010000013E000000E1C8B592D0057A6F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1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1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22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62a73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1 0 1260-4239-58-4239" svg:viewBox="0 0 986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</draw:page>
      <draw:page draw:name="page2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9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8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1" draw:id="id11" draw:layer="layout" svg:width="2.072cm" svg:height="2.072cm" svg:x="16.327cm" svg:y="12.8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0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6.977cm" svg:y="6.74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272cm" svg:y="13.57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17.363cm" svg:y1="14.97cm" svg:x2="13.733cm" svg:y2="16.801cm" draw:start-shape="id11" draw:start-glue-point="2" draw:end-shape="id9" draw:end-glue-point="1" svg:d="M17363 14970c0 1221-1210 1831-3630 1831" svg:viewBox="0 0 3631 1832">
          <text:p/>
        </draw:connector>
        <draw:custom-shape draw:style-name="gr10" draw:text-style-name="P1" draw:layer="layout" svg:width="1.016cm" svg:height="1.016cm" svg:x="16.367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3.302cm" svg:height="1.016cm" svg:x="15.732cm" svg:y="12.022cm">
          <draw:text-box>
            <text:p>hcm.json</text:p>
          </draw:text-box>
        </draw:frame>
        <draw:connector draw:style-name="gr11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frame draw:style-name="gr18" draw:text-style-name="P5" draw:layer="layout" svg:width="1.031cm" svg:height="0.962cm" svg:x="13.712cm" svg:y="18.453cm">
          <draw:text-box>
            <text:p>rtl</text:p>
          </draw:text-box>
        </draw:frame>
        <draw:custom-shape draw:style-name="gr10" draw:text-style-name="P1" draw:layer="layout" svg:width="1.016cm" svg:height="1.016cm" svg:x="14.71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8" draw:text-style-name="P4" xml:id="id15" draw:id="id15" draw:layer="layout" svg:width="2.413cm" svg:height="1.715cm" svg:x="3.573cm" svg:y="4.83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6" draw:id="id16" draw:layer="layout" svg:width="2.413cm" svg:height="1.715cm" svg:x="5.478cm" svg:y="6.99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7" draw:id="id17" draw:layer="layout" svg:width="2.413cm" svg:height="1.715cm" svg:x="7.383cm" svg:y="9.216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79cm" svg:y1="6.55cm" svg:x2="5.478cm" svg:y2="7.851cm" draw:start-shape="id15" draw:start-glue-point="2" draw:end-shape="id16" draw:end-glue-point="3" svg:d="M4779 6550v1301h699" svg:viewBox="0 0 700 1302">
          <text:p/>
        </draw:connector>
        <draw:connector draw:style-name="gr9" draw:text-style-name="P1" draw:layer="layout" svg:x1="6.684cm" svg:y1="8.709cm" svg:x2="7.383cm" svg:y2="10.073cm" draw:start-shape="id16" draw:start-glue-point="2" draw:end-shape="id17" draw:end-glue-point="3" svg:d="M6684 8709v1364h699" svg:viewBox="0 0 700 1365">
          <text:p/>
        </draw:connector>
        <draw:custom-shape draw:style-name="gr10" draw:text-style-name="P1" draw:layer="layout" svg:width="1.016cm" svg:height="1.016cm" svg:x="7.985cm" svg:y="7.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2cm" svg:y="5.248cm">
          <draw:text-box>
            <text:p>WC</text:p>
          </draw:text-box>
        </draw:frame>
        <draw:frame draw:style-name="gr17" draw:text-style-name="P5" draw:layer="layout" svg:width="0.993cm" svg:height="0.962cm" svg:x="6.207cm" svg:y="7.407cm">
          <draw:text-box>
            <text:p>ip</text:p>
          </draw:text-box>
        </draw:frame>
        <draw:frame draw:style-name="gr14" draw:text-style-name="P5" draw:layer="layout" svg:width="1.734cm" svg:height="0.962cm" svg:x="7.731cm" svg:y="9.639cm">
          <draw:text-box>
            <text:p>rook</text:p>
          </draw:text-box>
        </draw:frame>
        <draw:frame draw:style-name="gr8" draw:text-style-name="P4" xml:id="id18" draw:id="id18" draw:layer="layout" svg:width="2.413cm" svg:height="1.715cm" svg:x="7.383cm" svg:y="13.726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7.431cm" svg:y="14.149cm">
          <draw:text-box>
            <text:p>queen</text:p>
          </draw:text-box>
        </draw:frame>
        <draw:frame draw:style-name="gr8" draw:text-style-name="P4" xml:id="id19" draw:id="id19" draw:layer="layout" svg:width="2.413cm" svg:height="1.715cm" svg:x="7.383cm" svg:y="18.049cm">
          <draw:image xlink:href="Pictures/100002010000013E000000E2632831D527E4971F.png" xlink:type="simple" xlink:show="embed" xlink:actuate="onLoad">
            <text:p/>
          </draw:image>
        </draw:frame>
        <draw:frame draw:style-name="gr14" draw:text-style-name="P5" draw:layer="layout" svg:width="1.734cm" svg:height="0.962cm" svg:x="7.731cm" svg:y="18.472cm">
          <draw:text-box>
            <text:p>king</text:p>
          </draw:text-box>
        </draw:frame>
        <draw:frame draw:style-name="gr8" draw:text-style-name="P4" xml:id="id20" draw:id="id20" draw:layer="layout" svg:width="2.413cm" svg:height="1.715cm" svg:x="7.383cm" svg:y="20.462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7.531cm" svg:y="20.885cm">
          <draw:text-box>
            <text:p>knight</text:p>
          </draw:text-box>
        </draw:frame>
        <draw:connector draw:style-name="gr9" draw:text-style-name="P1" draw:layer="layout" svg:x1="6.684cm" svg:y1="8.709cm" svg:x2="7.383cm" svg:y2="14.583cm" draw:start-shape="id16" draw:start-glue-point="2" draw:end-shape="id18" draw:end-glue-point="3" svg:d="M6684 8709v5874h699" svg:viewBox="0 0 700 5875">
          <text:p/>
        </draw:connector>
        <draw:connector draw:style-name="gr9" draw:text-style-name="P1" draw:layer="layout" svg:x1="6.684cm" svg:y1="8.709cm" svg:x2="7.383cm" svg:y2="18.906cm" draw:start-shape="id16" draw:start-glue-point="2" draw:end-shape="id19" draw:end-glue-point="3" svg:d="M6684 8709v10197h699" svg:viewBox="0 0 700 10198">
          <text:p/>
        </draw:connector>
        <draw:connector draw:style-name="gr9" draw:text-style-name="P1" draw:layer="layout" svg:x1="6.684cm" svg:y1="8.709cm" svg:x2="7.383cm" svg:y2="21.319cm" draw:start-shape="id16" draw:start-glue-point="2" draw:end-shape="id20" draw:end-glue-point="3" svg:d="M6684 8709v12610h699" svg:viewBox="0 0 700 12611">
          <text:p/>
        </draw:connector>
        <draw:frame draw:style-name="gr8" draw:text-style-name="P4" xml:id="id21" draw:id="id21" draw:layer="layout" svg:width="2.072cm" svg:height="2.072cm" svg:x="9.312cm" svg:y="11.1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1.843cm">
          <draw:text-box>
            <text:p>hcm.json</text:p>
          </draw:text-box>
        </draw:frame>
        <draw:connector draw:style-name="gr9" draw:text-style-name="P1" draw:layer="layout" svg:x1="8.589cm" svg:y1="10.931cm" svg:x2="9.312cm" svg:y2="12.204cm" draw:start-shape="id17" draw:start-glue-point="2" draw:end-shape="id21" draw:end-glue-point="3" svg:d="M8589 10931v1273h723" svg:viewBox="0 0 724 1274">
          <text:p/>
        </draw:connector>
        <draw:frame draw:style-name="gr8" draw:text-style-name="P4" xml:id="id22" draw:id="id22" draw:layer="layout" svg:width="2.072cm" svg:height="2.072cm" svg:x="9.312cm" svg:y="15.65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16.326cm">
          <draw:text-box>
            <text:p>hcm.json</text:p>
          </draw:text-box>
        </draw:frame>
        <draw:connector draw:style-name="gr9" draw:text-style-name="P1" draw:layer="layout" svg:x1="8.589cm" svg:y1="15.441cm" svg:x2="9.312cm" svg:y2="16.687cm" draw:start-shape="id18" draw:start-glue-point="2" draw:end-shape="id22" draw:end-glue-point="3" svg:d="M8589 15441v1246h723" svg:viewBox="0 0 724 1247">
          <text:p/>
        </draw:connector>
        <draw:frame draw:style-name="gr8" draw:text-style-name="P4" xml:id="id23" draw:id="id23" draw:layer="layout" svg:width="2.072cm" svg:height="2.072cm" svg:x="9.312cm" svg:y="22.4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cm" svg:y="23.143cm">
          <draw:text-box>
            <text:p>hcm.json</text:p>
          </draw:text-box>
        </draw:frame>
        <draw:connector draw:style-name="gr9" draw:text-style-name="P1" draw:layer="layout" svg:x1="8.589cm" svg:y1="22.177cm" svg:x2="9.312cm" svg:y2="23.504cm" draw:start-shape="id20" draw:start-glue-point="2" draw:end-shape="id23" draw:end-glue-point="3" svg:d="M8589 22177v1327h723" svg:viewBox="0 0 724 1328">
          <text:p/>
        </draw:connector>
        <draw:custom-shape draw:style-name="gr10" draw:text-style-name="P1" draw:layer="layout" svg:width="1.016cm" svg:height="1.016cm" svg:x="14.208cm" svg:y="11.9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cm" svg:y="9.50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24" draw:id="id24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5" draw:id="id25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6" draw:id="id26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24" draw:start-glue-point="2" draw:end-shape="id25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25" draw:start-glue-point="2" draw:end-shape="id26" draw:end-glue-point="3" svg:d="M10621 15437v1364h699" svg:viewBox="0 0 700 1365">
          <text:p/>
        </draw:connector>
        <draw:frame draw:style-name="gr8" draw:text-style-name="P4" xml:id="id28" draw:id="id28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9" draw:id="id29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7" draw:id="id27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26" draw:start-glue-point="0" draw:end-shape="id27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28" draw:start-glue-point="2" draw:end-shape="id29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29" draw:start-glue-point="2" draw:end-shape="id27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8.366cm" svg:y="8.2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2" draw:text-style-name="P6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30" draw:id="id30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1" draw:id="id31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2" draw:id="id32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30" draw:start-glue-point="2" draw:end-shape="id31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31" draw:start-glue-point="2" draw:end-shape="id32" draw:end-glue-point="3" svg:d="M10621 15437v1364h699" svg:viewBox="0 0 700 1365">
          <text:p/>
        </draw:connector>
        <draw:frame draw:style-name="gr8" draw:text-style-name="P4" xml:id="id34" draw:id="id34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5" draw:id="id35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3" draw:id="id33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32" draw:start-glue-point="0" draw:end-shape="id33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34" draw:start-glue-point="2" draw:end-shape="id35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35" draw:start-glue-point="2" draw:end-shape="id33" draw:end-glue-point="3" svg:d="M5740 8357v1147h283" svg:viewBox="0 0 284 1148">
          <text:p/>
        </draw:connector>
        <draw:frame draw:style-name="gr12" draw:text-style-name="P5" draw:layer="layout" svg:width="6.477cm" svg:height="1.016cm" svg:x="3.286cm" svg:y="2.778cm">
          <draw:text-box>
            <text:p>Remote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23" draw:text-style-name="P5" draw:layer="layout" svg:width="2.259cm" svg:height="1.089cm" svg:x="4.583cm" svg:y="6.969cm">
          <draw:text-box>
            <text:p>queen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9" draw:text-style-name="P5" draw:layer="layout" svg:width="2.259cm" svg:height="0.962cm" svg:x="11.441cm" svg:y="16.367cm">
          <draw:text-box>
            <text:p>queen</text:p>
          </draw:text-box>
        </draw:frame>
        <draw:custom-shape draw:style-name="gr10" draw:text-style-name="P1" draw:layer="layout" svg:width="1.016cm" svg:height="1.016cm" svg:x="15.859cm" svg:y="15.4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8.366cm" svg:y="8.3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36" draw:id="id36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7" draw:id="id37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8" draw:id="id38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36" draw:start-glue-point="2" draw:end-shape="id37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37" draw:start-glue-point="2" draw:end-shape="id38" draw:end-glue-point="3" svg:d="M10621 15437v1364h699" svg:viewBox="0 0 700 1365">
          <text:p/>
        </draw:connector>
        <draw:frame draw:style-name="gr8" draw:text-style-name="P4" xml:id="id40" draw:id="id40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1" draw:id="id41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39" draw:id="id39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7cm" svg:y="16.36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016cm" svg:height="1.016cm" svg:x="8.366cm" svg:y="8.3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938cm" svg:y="14.08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38" draw:start-glue-point="0" draw:end-shape="id39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40" draw:start-glue-point="2" draw:end-shape="id41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41" draw:start-glue-point="2" draw:end-shape="id39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11.795cm" svg:y="14.08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843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frame draw:style-name="gr8" draw:text-style-name="P4" xml:id="id42" draw:id="id42" draw:layer="layout" svg:width="2.413cm" svg:height="1.715cm" svg:x="3.575cm" svg:y="4.836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3" draw:id="id43" draw:layer="layout" svg:width="2.413cm" svg:height="1.715cm" svg:x="5.48cm" svg:y="6.995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44" draw:id="id44" draw:layer="layout" svg:width="2.413cm" svg:height="1.715cm" svg:x="7.385cm" svg:y="9.217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4.781cm" svg:y1="6.551cm" svg:x2="5.48cm" svg:y2="7.852cm" draw:start-shape="id42" draw:start-glue-point="2" draw:end-shape="id43" draw:end-glue-point="3" svg:d="M4781 6551v1301h699" svg:viewBox="0 0 700 1302">
          <text:p/>
        </draw:connector>
        <draw:connector draw:style-name="gr9" draw:text-style-name="P1" draw:layer="layout" svg:x1="6.686cm" svg:y1="8.71cm" svg:x2="7.385cm" svg:y2="10.074cm" draw:start-shape="id43" draw:start-glue-point="2" draw:end-shape="id44" draw:end-glue-point="3" svg:d="M6686 8710v1364h699" svg:viewBox="0 0 700 1365">
          <text:p/>
        </draw:connector>
        <draw:custom-shape draw:style-name="gr10" draw:text-style-name="P1" draw:layer="layout" svg:width="1.016cm" svg:height="1.016cm" svg:x="12.303cm" svg:y="13.95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56cm" svg:height="0.962cm" svg:x="4.014cm" svg:y="5.249cm">
          <draw:text-box>
            <text:p>WC</text:p>
          </draw:text-box>
        </draw:frame>
        <draw:frame draw:style-name="gr17" draw:text-style-name="P5" draw:layer="layout" svg:width="0.993cm" svg:height="0.962cm" svg:x="6.209cm" svg:y="7.408cm">
          <draw:text-box>
            <text:p>ip</text:p>
          </draw:text-box>
        </draw:frame>
        <draw:frame draw:style-name="gr14" draw:text-style-name="P5" draw:layer="layout" svg:width="1.734cm" svg:height="0.962cm" svg:x="7.733cm" svg:y="9.64cm">
          <draw:text-box>
            <text:p>rook</text:p>
          </draw:text-box>
        </draw:frame>
        <draw:frame draw:style-name="gr8" draw:text-style-name="P4" xml:id="id45" draw:id="id45" draw:layer="layout" svg:width="2.413cm" svg:height="1.715cm" svg:x="9.585cm" svg:y="13.727cm">
          <draw:image xlink:href="Pictures/100002010000013E000000E2632831D527E4971F.png" xlink:type="simple" xlink:show="embed" xlink:actuate="onLoad">
            <text:p/>
          </draw:image>
        </draw:frame>
        <draw:frame draw:style-name="gr19" draw:text-style-name="P5" draw:layer="layout" svg:width="2.259cm" svg:height="0.962cm" svg:x="9.633cm" svg:y="14.15cm">
          <draw:text-box>
            <text:p>rtl</text:p>
          </draw:text-box>
        </draw:frame>
        <draw:frame draw:style-name="gr8" draw:text-style-name="P4" xml:id="id46" draw:id="id46" draw:layer="layout" svg:width="2.413cm" svg:height="1.715cm" svg:x="9.685cm" svg:y="18.263cm">
          <draw:image xlink:href="Pictures/100002010000013E000000E2632831D527E4971F.png" xlink:type="simple" xlink:show="embed" xlink:actuate="onLoad">
            <text:p/>
          </draw:image>
        </draw:frame>
        <draw:frame draw:style-name="gr20" draw:text-style-name="P5" draw:layer="layout" svg:width="2.191cm" svg:height="0.962cm" svg:x="9.833cm" svg:y="18.686cm">
          <draw:text-box>
            <text:p>lay</text:p>
          </draw:text-box>
        </draw:frame>
        <draw:connector draw:style-name="gr9" draw:text-style-name="P1" draw:layer="layout" svg:x1="8.591cm" svg:y1="10.932cm" svg:x2="9.585cm" svg:y2="14.584cm" draw:start-shape="id44" draw:start-glue-point="2" draw:end-shape="id45" draw:end-glue-point="3" svg:d="M8591 10932v3652h994" svg:viewBox="0 0 995 3653">
          <text:p/>
        </draw:connector>
        <draw:connector draw:style-name="gr9" draw:text-style-name="P1" draw:layer="layout" svg:x1="8.591cm" svg:y1="10.932cm" svg:x2="9.685cm" svg:y2="19.12cm" draw:start-shape="id44" draw:start-glue-point="2" draw:end-shape="id46" draw:end-glue-point="3" svg:d="M8591 10932v8188h1094" svg:viewBox="0 0 1095 8189">
          <text:p/>
        </draw:connector>
        <draw:frame draw:style-name="gr8" draw:text-style-name="P4" xml:id="id47" draw:id="id47" draw:layer="layout" svg:width="2.072cm" svg:height="2.072cm" svg:x="9.314cm" svg:y="11.1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1.132cm" svg:y="11.844cm">
          <draw:text-box>
            <text:p>hcm.json</text:p>
          </draw:text-box>
        </draw:frame>
        <draw:connector draw:style-name="gr9" draw:text-style-name="P1" draw:layer="layout" svg:x1="8.591cm" svg:y1="10.932cm" svg:x2="9.314cm" svg:y2="12.205cm" draw:start-shape="id44" draw:start-glue-point="2" draw:end-shape="id47" draw:end-glue-point="3" svg:d="M8591 10932v1273h723" svg:viewBox="0 0 724 1274">
          <text:p/>
        </draw:connector>
        <draw:frame draw:style-name="gr8" draw:text-style-name="P4" xml:id="id48" draw:id="id48" draw:layer="layout" svg:width="2.072cm" svg:height="2.072cm" svg:x="11.514cm" svg:y="15.65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3.332cm" svg:y="16.327cm">
          <draw:text-box>
            <text:p>rook.vhd</text:p>
          </draw:text-box>
        </draw:frame>
        <draw:connector draw:style-name="gr9" draw:text-style-name="P1" draw:layer="layout" svg:x1="10.791cm" svg:y1="15.442cm" svg:x2="11.514cm" svg:y2="16.688cm" draw:start-shape="id45" draw:start-glue-point="2" draw:end-shape="id48" draw:end-glue-point="3" svg:d="M10791 15442v1246h723" svg:viewBox="0 0 724 1247">
          <text:p/>
        </draw:connector>
        <draw:frame draw:style-name="gr8" draw:text-style-name="P4" xml:id="id49" draw:id="id49" draw:layer="layout" svg:width="2.072cm" svg:height="2.072cm" svg:x="11.614cm" svg:y="20.2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2" draw:text-style-name="P5" draw:layer="layout" svg:width="3.302cm" svg:height="1.016cm" svg:x="13.432cm" svg:y="20.944cm">
          <draw:text-box>
            <text:p>filelist.tcl</text:p>
          </draw:text-box>
        </draw:frame>
        <draw:connector draw:style-name="gr9" draw:text-style-name="P1" draw:layer="layout" svg:x1="10.891cm" svg:y1="19.978cm" svg:x2="11.614cm" svg:y2="21.305cm" draw:start-shape="id46" draw:start-glue-point="2" draw:end-shape="id49" draw:end-glue-point="3" svg:d="M10891 19978v1327h723" svg:viewBox="0 0 724 1328">
          <text:p/>
        </draw:connector>
        <draw:custom-shape draw:style-name="gr10" draw:text-style-name="P1" draw:layer="layout" svg:width="1.016cm" svg:height="1.016cm" svg:x="14.21cm" svg:y="11.92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9.892cm" svg:y="9.5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1cm" svg:y="9.51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24cm" svg:y="16.36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2.176cm" svg:y="18.5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6.494cm" svg:y="21.0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6-02T12:40:31.509504443</dc:date>
    <meta:editing-duration>PT7H21M31S</meta:editing-duration>
    <meta:editing-cycles>23</meta:editing-cycles>
    <meta:generator>LibreOffice/6.0.7.3$Linux_X86_64 LibreOffice_project/00m0$Build-3</meta:generator>
    <meta:document-statistic meta:object-count="175"/>
  </office:meta>
</office:document-meta>
</file>